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" style:font-adornments="Normal" style:font-family-generic="roman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Arial3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4" style:family="table">
      <style:table-properties style:width="19.001cm" table:align="margins"/>
    </style:style>
    <style:style style:name="Tableau4.A" style:family="table-column">
      <style:table-column-properties style:column-width="7.597cm" style:rel-column-width="26203*"/>
    </style:style>
    <style:style style:name="Tableau4.B" style:family="table-column">
      <style:table-column-properties style:column-width="1.286cm" style:rel-column-width="4435*"/>
    </style:style>
    <style:style style:name="Tableau4.C" style:family="table-column">
      <style:table-column-properties style:column-width="10.118cm" style:rel-column-width="34897*"/>
    </style:style>
    <style:style style:name="Tableau4.A1" style:family="table-cell">
      <style:table-cell-properties fo:padding="0cm" fo:border="none"/>
    </style:style>
    <style:style style:name="P1" style:family="paragraph" style:parent-style-name="Standard">
      <style:text-properties fo:background-color="#cccccc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text-properties fo:font-style="normal" style:font-style-asian="normal" style:font-style-complex="normal"/>
    </style:style>
    <style:style style:name="P4" style:family="paragraph" style:parent-style-name="Standard">
      <style:paragraph-properties fo:text-align="end" style:justify-single-word="false"/>
      <style:text-properties fo:font-style="normal" style:font-style-asian="normal" style:font-style-complex="normal"/>
    </style:style>
    <style:style style:name="P5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text-align="start" style:justify-single-word="false">
        <style:tab-stops>
          <style:tab-stop style:position="7.5cm" style:type="center"/>
        </style:tab-stops>
      </style:paragraph-properties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fo:font-weight="bold" officeooo:rsid="001fabae" officeooo:paragraph-rsid="001fabae" style:font-weight-asian="bold" style:font-weight-complex="bold"/>
    </style:style>
    <style:style style:name="P10" style:family="paragraph" style:parent-style-name="Standard">
      <style:text-properties fo:font-weight="bold" fo:background-color="transparent" style:font-weight-asian="bold" style:font-weight-complex="bold"/>
    </style:style>
    <style:style style:name="P11" style:family="paragraph" style:parent-style-name="Standard">
      <style:text-properties fo:font-weight="bold" fo:background-color="#ffffff" style:font-weight-asian="bold" style:font-weight-complex="bold"/>
    </style:style>
    <style:style style:name="P12" style:family="paragraph" style:parent-style-name="Standard">
      <style:text-properties fo:font-weight="normal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>
        <style:tab-stops>
          <style:tab-stop style:position="0.982cm" style:type="center"/>
          <style:tab-stop style:position="2.477cm" style:type="center"/>
          <style:tab-stop style:position="7.994cm" style:type="center"/>
          <style:tab-stop style:position="11.017cm" style:type="center"/>
        </style:tab-stops>
      </style:paragraph-properties>
    </style:style>
    <style:style style:name="P15" style:family="paragraph" style:parent-style-name="Standard">
      <style:paragraph-properties>
        <style:tab-stops>
          <style:tab-stop style:position="0.982cm" style:type="center"/>
          <style:tab-stop style:position="1.984cm" style:type="center"/>
          <style:tab-stop style:position="2.986cm" style:type="center"/>
          <style:tab-stop style:position="7.994cm" style:type="center"/>
          <style:tab-stop style:position="9.753cm" style:type="center"/>
          <style:tab-stop style:position="11.49cm" style:type="center"/>
        </style:tab-stops>
      </style:paragraph-properties>
    </style:style>
    <style:style style:name="P16" style:family="paragraph" style:parent-style-name="Standard">
      <style:paragraph-properties>
        <style:tab-stops>
          <style:tab-stop style:position="9.978cm"/>
        </style:tab-stops>
      </style:paragraph-properties>
    </style:style>
    <style:style style:name="P17" style:family="paragraph" style:parent-style-name="Standard">
      <style:text-properties officeooo:rsid="001fabae" officeooo:paragraph-rsid="0025798b"/>
    </style:style>
    <style:style style:name="P18" style:family="paragraph" style:parent-style-name="Table_20_Contents">
      <style:paragraph-properties fo:text-align="end" style:justify-single-word="false"/>
    </style:style>
    <style:style style:name="P19" style:family="paragraph" style:parent-style-name="tfCours" style:master-page-name="">
      <loext:graphic-properties draw:fill="solid" draw:fill-color="#99cc99" draw:fill-image-width="0cm" draw:fill-image-height="0cm"/>
      <style:paragraph-properties fo:margin-left="0.499cm" fo:margin-right="0cm" fo:text-indent="-0.499cm" style:auto-text-indent="false" style:page-number="auto" fo:background-color="#99cc99"/>
    </style:style>
    <style:style style:name="P20" style:family="paragraph" style:parent-style-name="Standard" style:list-style-name="tfPuce"/>
    <style:style style:name="P21" style:family="paragraph" style:parent-style-name="tfTitre_20_I_29_" style:master-page-name="Right_20_Page">
      <style:paragraph-properties style:page-number="auto" fo:break-before="page" style:writing-mode="page"/>
    </style:style>
    <style:style style:name="P22" style:family="paragraph" style:parent-style-name="tfTitre_20_I_29_" style:master-page-name="Right_20_Page">
      <style:paragraph-properties style:page-number="auto"/>
    </style:style>
    <style:style style:name="P23" style:family="paragraph" style:parent-style-name="tfTitre_20_I_29_">
      <style:paragraph-properties fo:break-before="page"/>
    </style:style>
    <style:style style:name="P24" style:family="paragraph" style:parent-style-name="tfTitre_20_1_29_">
      <style:paragraph-properties fo:break-before="page"/>
    </style:style>
    <style:style style:name="P25" style:family="paragraph" style:parent-style-name="tfTitre_20_1_29_" style:list-style-name="tfNum_20_1_29_">
      <style:paragraph-properties fo:break-before="page"/>
    </style:style>
    <style:style style:name="P26" style:family="paragraph" style:parent-style-name="tfTitre_20_Chapitre" style:master-page-name="Right_20_Page">
      <style:paragraph-properties style:page-number="auto"/>
    </style:style>
    <style:style style:name="P27" style:family="paragraph" style:parent-style-name="tfCours" style:list-style-name="tfPuce"/>
    <style:style style:name="P28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9" style:family="paragraph">
      <style:paragraph-properties fo:margin-left="0cm" fo:margin-right="0cm" fo:margin-top="0cm" fo:margin-bottom="0cm" fo:line-height="100%" fo:text-align="center" fo:text-indent="0cm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1" style:family="paragraph">
      <style:paragraph-properties fo:margin-top="0cm" fo:margin-bottom="0cm"/>
    </style:style>
    <style:style style:name="P32" style:family="paragraph">
      <loext:graphic-properties draw:fill="solid" draw:fill-color="#cccccc"/>
      <style:text-properties fo:font-size="18pt" style:font-size-asian="18pt" style:font-size-complex="18pt"/>
    </style:style>
    <style:style style:name="P33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4pt" fo:font-style="normal" fo:text-shadow="none" style:text-underline-style="none" fo:font-weight="normal" style:letter-kerning="true" style:font-name-asian="Lucida Sans Unicode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4pt" fo:font-style="italic" fo:text-shadow="none" style:text-underline-style="none" fo:font-weight="normal" style:letter-kerning="true" style:font-name-asian="Lucida Sans Unicode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style:paragraph-properties fo:margin-left="0cm" fo:margin-right="0cm" fo:margin-top="0cm" fo:margin-bottom="0cm" fo:line-height="100%" fo:text-indent="0cm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2.1000003814697pt" style:font-style-asian="normal" style:font-weight-asian="normal" style:font-name-complex="Arial" style:font-size-complex="12.1000003814697pt" style:font-style-complex="normal" style:font-weight-complex="normal" style:text-emphasize="none" style:text-scale="100%" style:font-relief="none" style:text-overline-style="none" style:text-overline-color="font-color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2.1000003814697pt" style:font-style-asian="normal" style:font-weight-asian="normal" style:font-name-complex="Arial" style:font-size-complex="12.1000003814697pt" style:font-style-complex="normal" style:font-weight-complex="normal" style:text-emphasize="none" style:text-scale="100%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1b731a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background-color="transparent" loext:char-shading-value="0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background-color="#ffffff" loext:char-shading-value="0"/>
    </style:style>
    <style:style style:name="T9" style:family="text">
      <style:text-properties fo:color="#333333"/>
    </style:style>
    <style:style style:name="T10" style:family="text">
      <style:text-properties officeooo:rsid="0018a116"/>
    </style:style>
    <style:style style:name="T11" style:family="text">
      <style:text-properties officeooo:rsid="0019cbec"/>
    </style:style>
    <style:style style:name="T12" style:family="text">
      <style:text-properties officeooo:rsid="001b731a"/>
    </style:style>
    <style:style style:name="T13" style:family="text">
      <style:text-properties officeooo:rsid="001fabae"/>
    </style:style>
    <style:style style:name="T14" style:family="text">
      <style:text-properties officeooo:rsid="0025798b"/>
    </style:style>
    <style:style style:name="T15" style:family="text">
      <style:text-properties style:use-window-font-color="true" style:text-outline="false" style:text-line-through-style="none" style:text-line-through-type="none" style:font-name="Times New Roman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style:use-window-font-color="true" style:text-outline="false" style:text-line-through-style="none" style:text-line-through-type="none" style:font-name="Arial3" fo:font-size="14pt" fo:font-style="normal" fo:text-shadow="none" style:text-underline-style="none" fo:font-weight="normal" style:letter-kerning="true" style:font-name-asian="Arial3" style:font-size-asian="14pt" style:font-style-asian="normal" style:font-weight-asian="normal" style:font-name-complex="Arial3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line-through-type="none" style:font-name="Arial3" fo:font-size="14pt" fo:font-style="italic" fo:text-shadow="none" style:text-underline-style="none" fo:font-weight="normal" style:letter-kerning="true" style:font-name-asian="Arial3" style:font-size-asian="14pt" style:font-style-asian="normal" style:font-weight-asian="normal" style:font-name-complex="Arial3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line-through-type="none" style:font-name="Arial2" fo:font-size="14pt" fo:font-style="normal" fo:text-shadow="none" style:text-underline-style="none" fo:font-weight="normal" style:letter-kerning="true" style:font-name-asian="Lucida Sans Unicode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style:text-line-through-type="none" style:font-name="Arial2" fo:font-size="14pt" fo:font-style="normal" fo:text-shadow="none" style:text-underline-style="none" fo:font-weight="normal" style:letter-kerning="true" style:font-name-asian="Arial3" style:font-size-asian="14pt" style:font-style-asian="normal" style:font-weight-asian="normal" style:font-name-complex="Arial3" style:font-size-complex="1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2.1000003814697pt" style:font-style-asian="normal" style:font-weight-asian="normal" style:font-name-complex="Arial" style:font-size-complex="12.1000003814697pt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style:font-name="Arial3" fo:font-size="14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3" style:font-size-asian="12.1000003814697pt" style:font-style-asian="normal" style:font-weight-asian="normal" style:font-name-complex="Arial3" style:font-size-complex="12.1000003814697pt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font-name="Arial" fo:font-size="14pt" fo:font-style="italic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2.1000003814697pt" style:font-style-asian="normal" style:font-weight-asian="normal" style:font-name-complex="Arial" style:font-size-complex="12.1000003814697pt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2.1000003814697pt" style:font-style-asian="normal" style:font-weight-asian="normal" style:font-name-complex="Arial" style:font-size-complex="12.1000003814697pt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color="#000000" style:text-outline="false" style:text-line-through-style="none" style:text-line-through-type="none" style:font-name="Times New Roman" fo:font-size="14pt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letter-kerning="false" style:font-name-asian="Arial" style:font-size-asian="12.1000003814697pt" style:font-style-asian="normal" style:font-weight-asian="bold" style:font-name-complex="Arial" style:font-size-complex="12.1000003814697pt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3cm" svg:stroke-color="#000000" draw:marker-start-width="0.349cm" draw:marker-start-center="false" draw:marker-end-width="0.349cm" draw:marker-end-center="false" draw:fill="solid" draw:fill-color="#99cc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 style:run-through="foreground"/>
    </style:style>
    <style:style style:name="gr3" style:family="graphic">
      <style:graphic-properties draw:stroke="solid" svg:stroke-width="0.03cm" svg:stroke-color="#000000" draw:marker-start-width="0.349cm" draw:marker-start-center="false" draw:marker-end="Arrow" draw:marker-end-width="0.15cm" draw:marker-end-center="false" draw:fill="solid" draw:fill-color="#99cc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 style:run-through="foreground"/>
    </style:style>
    <style:style style:name="gr4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fo:min-height="0.9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" style:family="graphic">
      <style:graphic-properties draw:stroke="none" svg:stroke-color="#000000" draw:fill="solid" draw:fill-color="#cccccc" fo:min-height="3.004cm" fo:padding-top="0cm" fo:padding-bottom="0cm" fo:padding-left="0.101cm" fo:padding-right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solid" draw:fill-color="#cccccc" fo:min-height="1.662cm" fo:padding-top="0cm" fo:padding-bottom="0cm" fo:padding-left="0.101cm" fo:padding-right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solid" draw:fill-color="#cccccc" fo:min-height="2.436cm" fo:padding-top="0cm" fo:padding-bottom="0cm" fo:padding-left="0.101cm" fo:padding-right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solid" draw:fill-color="#cccccc" fo:min-height="2.358cm" fo:padding-top="0cm" fo:padding-bottom="0cm" fo:padding-left="0.101cm" fo:padding-right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solid" draw:fill-color="#cccccc" fo:min-height="7.304cm" fo:padding-top="0cm" fo:padding-bottom="0cm" fo:padding-left="0.101cm" fo:padding-right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11" style:family="graphic">
      <style:graphic-properties draw:stroke="solid" svg:stroke-width="0.049cm" svg:stroke-color="#000000" draw:marker-start-width="0.079cm" draw:marker-start-center="false" draw:marker-end="Arrow" draw:marker-end-width="0.18cm" draw:marker-end-center="false" draw:fill="solid" draw:fill-color="#99ccff" draw:textarea-horizontal-align="center" draw:textarea-vertical-align="middle" fo:padding-top="0.148cm" fo:padding-bottom="0.148cm" fo:padding-left="0.275cm" fo:padding-right="0.275cm" draw:shadow="hidden" draw:shadow-offset-x="0.3cm" draw:shadow-offset-y="0.3cm" draw:shadow-color="#808080" style:run-through="foreground"/>
    </style:style>
    <style:style style:name="gr12" style:family="graphic">
      <style:graphic-properties draw:stroke="solid" svg:stroke-width="0.049cm" svg:stroke-color="#000000" draw:marker-start-width="0.079cm" draw:marker-start-center="false" draw:marker-end-width="0.079cm" draw:marker-end-center="false" draw:fill="solid" draw:fill-color="#99ccff" draw:textarea-horizontal-align="center" draw:textarea-vertical-align="middle" fo:padding-top="0.148cm" fo:padding-bottom="0.148cm" fo:padding-left="0.275cm" fo:padding-right="0.275cm" draw:shadow="hidden" draw:shadow-offset-x="0.3cm" draw:shadow-offset-y="0.3cm" draw:shadow-color="#808080" style:run-through="foreground"/>
    </style:style>
    <style:style style:name="gr13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fo:min-height="0.676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4" style:family="graphic">
      <style:graphic-properties draw:stroke="solid" svg:stroke-width="0.049cm" svg:stroke-color="#000000" draw:marker-start-width="0.079cm" draw:marker-start-center="false" draw:marker-end-width="0.079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15" style:family="graphic">
      <style:graphic-properties draw:stroke="solid" svg:stroke-width="0.049cm" svg:stroke-color="#000000" draw:marker-start-width="0.079cm" draw:marker-start-center="false" draw:marker-end-width="0.079cm" draw:marker-end-center="false" draw:fill="solid" draw:fill-color="#99ccff" draw:textarea-horizontal-align="center" draw:textarea-vertical-align="middle" fo:padding-top="0.152cm" fo:padding-bottom="0.152cm" fo:padding-left="0.273cm" fo:padding-right="0.273cm" draw:shadow="hidden" draw:shadow-offset-x="0.3cm" draw:shadow-offset-y="0.3cm" draw:shadow-color="#808080" style:run-through="foreground"/>
    </style:style>
    <style:style style:name="gr16" style:family="graphic">
      <style:graphic-properties style:run-through="foreground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17" style:family="graphic">
      <style:graphic-properties draw:stroke="solid" svg:stroke-width="0.049cm" svg:stroke-color="#000000" draw:marker-start="Dimension_20_Lines" draw:marker-start-width="0.229cm" draw:marker-start-center="false" draw:marker-end="Dimension_20_Lines" draw:marker-end-width="0.229cm" draw:marker-end-center="false" draw:fill="solid" draw:fill-color="#99ccff" draw:textarea-horizontal-align="center" draw:textarea-vertical-align="middle" fo:padding-top="0.148cm" fo:padding-bottom="0.148cm" fo:padding-left="0.275cm" fo:padding-right="0.275cm" draw:shadow="hidden" draw:shadow-offset-x="0.3cm" draw:shadow-offset-y="0.3cm" draw:shadow-color="#808080" style:run-through="foreground"/>
    </style:style>
    <style:style style:name="gr18" style:family="graphic">
      <style:graphic-properties draw:stroke="solid" svg:stroke-width="0.049cm" svg:stroke-color="#000000" draw:marker-start="Dimension_20_Lines" draw:marker-start-width="0.229cm" draw:marker-start-center="false" draw:marker-end="Arrow" draw:marker-end-width="0.229cm" draw:marker-end-center="false" draw:fill="solid" draw:fill-color="#99ccff" draw:textarea-horizontal-align="center" draw:textarea-vertical-align="middle" fo:padding-top="0.148cm" fo:padding-bottom="0.148cm" fo:padding-left="0.275cm" fo:padding-right="0.275cm" draw:shadow="hidden" draw:shadow-offset-x="0.3cm" draw:shadow-offset-y="0.3cm" draw:shadow-color="#808080" style:run-through="foreground"/>
    </style:style>
    <style:style style:name="gr19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fo:min-height="0.57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0" style:family="graphic">
      <style:graphic-properties draw:stroke="solid" svg:stroke-width="0.049cm" svg:stroke-color="#000000" draw:marker-start="Arrow" draw:marker-start-width="0.229cm" draw:marker-start-center="false" draw:marker-end-width="0.229cm" draw:marker-end-center="false" draw:fill="solid" draw:fill-color="#99ccff" draw:textarea-horizontal-align="center" draw:textarea-vertical-align="middle" fo:padding-top="0.148cm" fo:padding-bottom="0.148cm" fo:padding-left="0.275cm" fo:padding-right="0.275cm" draw:shadow="hidden" draw:shadow-offset-x="0.3cm" draw:shadow-offset-y="0.3cm" draw:shadow-color="#808080" style:run-through="foreground"/>
    </style:style>
    <style:style style:name="gr21" style:family="graphic">
      <style:graphic-properties draw:stroke="solid" svg:stroke-width="0.049cm" svg:stroke-color="#000000" draw:marker-start="Arrow" draw:marker-start-width="0.229cm" draw:marker-start-center="false" draw:marker-end="Dimension_20_Lines" draw:marker-end-width="0.229cm" draw:marker-end-center="false" draw:fill="solid" draw:fill-color="#99ccff" draw:textarea-horizontal-align="center" draw:textarea-vertical-align="middle" fo:padding-top="0.148cm" fo:padding-bottom="0.148cm" fo:padding-left="0.275cm" fo:padding-right="0.275cm" draw:shadow="hidden" draw:shadow-offset-x="0.3cm" draw:shadow-offset-y="0.3cm" draw:shadow-color="#808080" style:run-through="foreground"/>
    </style:style>
    <style:style style:name="gr22" style:family="graphic">
      <style:graphic-properties draw:stroke="solid" svg:stroke-width="0.049cm" svg:stroke-color="#000000" draw:marker-start-width="0.28cm" draw:marker-start-center="false" draw:marker-end-width="0.28cm" draw:marker-end-center="false" draw:fill="solid" draw:fill-color="#99ccff" draw:textarea-horizontal-align="center" draw:textarea-vertical-align="middle" fo:padding-top="0.148cm" fo:padding-bottom="0.148cm" fo:padding-left="0.275cm" fo:padding-right="0.275cm" draw:shadow="hidden" draw:shadow-offset-x="0.3cm" draw:shadow-offset-y="0.3cm" draw:shadow-color="#808080" style:run-through="foreground"/>
    </style:style>
    <style:style style:name="gr23" style:family="graphic">
      <style:graphic-properties draw:stroke="solid" svg:stroke-width="0.049cm" svg:stroke-color="#000000" draw:marker-start="Arrow" draw:marker-start-width="0.199cm" draw:marker-start-center="false" draw:marker-end="Dimension_20_Lines" draw:marker-end-width="0.229cm" draw:marker-end-center="false" draw:fill="solid" draw:fill-color="#99ccff" draw:textarea-horizontal-align="center" draw:textarea-vertical-align="middle" fo:padding-top="0.148cm" fo:padding-bottom="0.148cm" fo:padding-left="0.275cm" fo:padding-right="0.275cm" draw:shadow="hidden" draw:shadow-offset-x="0.3cm" draw:shadow-offset-y="0.3cm" draw:shadow-color="#808080" style:run-through="foreground"/>
    </style:style>
    <style:style style:name="gr24" style:family="graphic">
      <style:graphic-properties draw:stroke="solid" svg:stroke-width="0.049cm" svg:stroke-color="#000000" draw:marker-start-width="0.37cm" draw:marker-start-center="false" draw:marker-end-width="0.37cm" draw:marker-end-center="false" draw:fill="solid" draw:fill-color="#99ccff" draw:textarea-horizontal-align="center" draw:textarea-vertical-align="middle" fo:padding-top="0.148cm" fo:padding-bottom="0.148cm" fo:padding-left="0.275cm" fo:padding-right="0.275cm" draw:shadow="hidden" draw:shadow-offset-x="0.3cm" draw:shadow-offset-y="0.3cm" draw:shadow-color="#808080" style:run-through="foreground"/>
    </style:style>
    <style:style style:name="gr25" style:family="graphic">
      <style:graphic-properties draw:stroke="solid" svg:stroke-width="0.049cm" svg:stroke-color="#000000" draw:marker-start-width="0.379cm" draw:marker-start-center="false" draw:marker-end="Arrow" draw:marker-end-width="0.229cm" draw:marker-end-center="false" draw:fill="none" draw:fill-color="#99ccff" draw:textarea-horizontal-align="center" draw:textarea-vertical-align="middle" fo:padding-top="0.148cm" fo:padding-bottom="0.148cm" fo:padding-left="0.275cm" fo:padding-right="0.275cm" draw:shadow="hidden" draw:shadow-offset-x="0.3cm" draw:shadow-offset-y="0.3cm" draw:shadow-color="#808080" style:run-through="foreground"/>
    </style:style>
    <style:style style:name="gr26" style:family="graphic">
      <style:graphic-properties draw:stroke="solid" svg:stroke-width="0.049cm" svg:stroke-color="#000000" draw:marker-start-width="0.079cm" draw:marker-start-center="false" draw:marker-end="Arrow" draw:marker-end-width="0.199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27" style:family="graphic">
      <style:graphic-properties draw:stroke="solid" svg:stroke-width="0.049cm" svg:stroke-color="#000000" draw:marker-start="Arrow" draw:marker-start-width="0.199cm" draw:marker-start-center="false" draw:marker-end-width="0.079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28" style:family="graphic">
      <style:graphic-properties draw:stroke="solid" svg:stroke-width="0.049cm" svg:stroke-color="#000000" draw:marker-start-width="0.079cm" draw:marker-start-center="false" draw:marker-end-width="0.03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29" style:family="graphic">
      <style:graphic-properties draw:stroke="solid" svg:stroke-width="0.049cm" svg:stroke-color="#000000" draw:marker-start-width="0.03cm" draw:marker-start-center="false" draw:marker-end-width="0.079cm" draw:marker-end-center="false" draw:fill="solid" draw:fill-color="#99cc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30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draw:fit-to-size="false" fo:min-height="0.57cm" fo:min-width="0.25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31" style:family="graphic">
      <style:graphic-properties draw:stroke="solid" svg:stroke-width="0.03cm" svg:stroke-color="#000000" draw:marker-start-width="0.231cm" draw:marker-start-center="false" draw:marker-end-width="0.231cm" draw:marker-end-center="false" draw:fill="solid" draw:fill-color="#99cc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32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draw:fit-to-size="false" fo:min-height="0.57cm" fo:min-width="0.141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33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draw:fit-to-size="false" fo:min-height="0.57cm" fo:min-width="0.388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34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draw:fit-to-size="false" fo:min-height="0.57cm" fo:min-width="1.76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35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draw:fit-to-size="false" fo:min-height="0.57cm" fo:min-width="2.05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36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draw:fit-to-size="false" fo:min-height="0.57cm" fo:min-width="2.364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37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draw:fit-to-size="false" fo:min-height="0.57cm" fo:min-width="0.346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38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draw:fit-to-size="false" fo:min-height="0.573cm" fo:min-width="4.339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39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draw:fit-to-size="false" fo:min-height="0.665cm" fo:min-width="4.778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40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draw:fit-to-size="false" fo:min-height="0.57cm" fo:min-width="0.483cm" fo:padding-top="0.049cm" fo:padding-bottom="0.049cm" fo:padding-left="0.049cm" fo:padding-right="0.049cm" draw:shadow="hidden" draw:shadow-offset-x="0.3cm" draw:shadow-offset-y="0.3cm" draw:shadow-color="#808080" style:run-through="foreground"/>
    </style:style>
    <style:style style:name="gr41" style:family="graphic">
      <style:graphic-properties draw:stroke="dash" draw:stroke-dash="Dashed_20__28_var_29__20_1" svg:stroke-width="0.03cm" svg:stroke-color="#000000" draw:marker-start-width="0.349cm" draw:marker-start-center="false" draw:marker-end-width="0.349cm" draw:marker-end-center="false" draw:fill="solid" draw:fill-color="#99cc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 style:run-through="foreground"/>
    </style:style>
    <style:style style:name="gr42" style:family="graphic">
      <style:graphic-properties draw:stroke="dash" draw:stroke-dash="Dashed_20__28_var_29__20_2" svg:stroke-width="0.03cm" svg:stroke-color="#000000" draw:marker-start-width="0.349cm" draw:marker-start-center="false" draw:marker-end-width="0.349cm" draw:marker-end-center="false" draw:fill="solid" draw:fill-color="#99cc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 style:run-through="foreground"/>
    </style:style>
    <style:style style:name="gr43" style:family="graphic">
      <style:graphic-properties draw:stroke="dash" draw:stroke-dash="Dashed_20__28_var_29__20_3" svg:stroke-width="0.03cm" svg:stroke-color="#000000" draw:marker-start-width="0.349cm" draw:marker-start-center="false" draw:marker-end-width="0.349cm" draw:marker-end-center="false" draw:fill="solid" draw:fill-color="#99cc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 style:run-through="foreground"/>
    </style:style>
    <style:style style:name="gr44" style:family="graphic">
      <style:graphic-properties draw:stroke="dash" draw:stroke-dash="Dashed_20__28_var_29__20_4" svg:stroke-width="0.03cm" svg:stroke-color="#000000" draw:marker-start-width="0.349cm" draw:marker-start-center="false" draw:marker-end-width="0.349cm" draw:marker-end-center="false" draw:fill="solid" draw:fill-color="#99cc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 style:run-through="foreground"/>
    </style:style>
    <style:style style:name="gr45" style:family="graphic">
      <style:graphic-properties draw:stroke="dash" draw:stroke-dash="Dashed_20__28_var_29__20_5" svg:stroke-width="0.03cm" svg:stroke-color="#000000" draw:marker-start-width="0.349cm" draw:marker-start-center="false" draw:marker-end-width="0.349cm" draw:marker-end-center="false" draw:fill="solid" draw:fill-color="#99cc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 style:run-through="foreground"/>
    </style:style>
    <style:style style:name="gr46" style:family="graphic">
      <style:graphic-properties draw:stroke="dash" draw:stroke-dash="Dashed_20__28_var_29__20_6" svg:stroke-width="0.03cm" svg:stroke-color="#000000" draw:marker-start-width="0.349cm" draw:marker-start-center="false" draw:marker-end-width="0.349cm" draw:marker-end-center="false" draw:fill="solid" draw:fill-color="#99cc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 style:run-through="foreground"/>
    </style:style>
    <style:style style:name="gr47" style:family="graphic">
      <style:graphic-properties draw:stroke="none" svg:stroke-color="#000000" draw:fill="solid" draw:fill-color="#cccccc" fo:min-height="2.011cm" fo:padding-top="0cm" fo:padding-bottom="0cm" fo:padding-left="0.101cm" fo:padding-right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Nombres relatifs</text:p>
      <text:p text:style-name="Standard"/>
      <text:list xml:id="list3655627175" text:style-name="tfNum_20_I_29_">
        <text:list-item>
          <text:p text:style-name="tfTitre_20_I_29_">Introduction</text:p>
        </text:list-item>
      </text:list>
      <text:p text:style-name="Standard"/>
      <text:list xml:id="list2786476476" text:style-name="tfNum_20_1_29_">
        <text:list-item>
          <text:p text:style-name="tfTitre_20_1_29_">Des nombres déjà rencontrés</text:p>
        </text:list-item>
      </text:list>
      <text:p text:style-name="P10">Définition :</text:p>
      <text:p text:style-name="tfCours">Les nombres relatifs sont des nombres composés d'une <text:span text:style-name="T2">partie numérique</text:span> et d'un <text:span text:style-name="T2">signe</text:span>.</text:p>
      <text:p text:style-name="P1"/>
      <text:p text:style-name="Standard"><text:span text:style-name="T1">Ex :</text:span> <text:s text:c="2"/><text:span text:style-name="T7">+</text:span>2 ; <text:span text:style-name="T7">–</text:span>3,1</text:p>
      <text:p text:style-name="Standard"/>
      <text:p text:style-name="Standard">On rencontre de tels nombres dans de nombreuses situations :</text:p>
      <text:list xml:id="list299136540" text:style-name="tfPuce">
        <text:list-item>
          <text:p text:style-name="P20">Étages dans un ascenseur (relatifs au choix <text:span text:style-name="tfMasqué">du RdC)</text:span></text:p>
        </text:list-item>
        <text:list-item>
          <text:p text:style-name="P20">Dates (relatives à <text:span text:style-name="tfMasqué">la naissance de JC)</text:span></text:p>
        </text:list-item>
        <text:list-item>
          <text:p text:style-name="P20">Températures (relatives à <text:span text:style-name="tfMasqué">la température o</text:span><text:span text:style-name="tfMasqué"><text:span text:style-name="T10">ù</text:span></text:span><text:span text:style-name="tfMasqué"> la glace fond)</text:span></text:p>
        </text:list-item>
        <text:list-item>
          <text:p text:style-name="P20">Altitudes (relatives au <text:span text:style-name="tfMasqué">niveau de la mer)</text:span></text:p>
        </text:list-item>
      </text:list>
      <text:p text:style-name="Standard"/>
      <text:p text:style-name="P8">Remarque<text:span text:style-name="T11">s</text:span> :</text:p>
      <text:list xml:id="list125259075158592" text:continue-numbering="true" text:style-name="tfPuce">
        <text:list-item>
          <text:p text:style-name="P20">0 est le seul nombre relatif à la fois positif et négatif.</text:p>
        </text:list-item>
        <text:list-item>
          <text:p text:style-name="P20">On peut omettre le signe + devant un nombre relatif positif</text:p>
        </text:list-item>
      </text:list>
      <text:p text:style-name="Standard"/>
      <text:p text:style-name="Standard"/>
      <text:list xml:id="list125259766755902" text:continue-list="list2786476476" text:style-name="tfNum_20_1_29_">
        <text:list-item>
          <text:p text:style-name="P24">« Visualiser » les nombres relatifs sur une droite graduée</text:p>
        </text:list-item>
      </text:list>
      <text:p text:style-name="P10">Définition :</text:p>
      <text:p text:style-name="tfCours">Pour graduer une droite, on choisit sur cette droite deux points O et I auxquels on associe les nombres 0 et +1.</text:p>
      <text:p text:style-name="tfCours"><text:span text:style-name="T12">La position d'un</text:span> point de la droite est alors <text:span text:style-name="T2">repéré</text:span><text:span text:style-name="T3">e</text:span> par un nombre relatif appelé <text:span text:style-name="T2">abscisse</text:span> de ce point.</text:p>
      <text:p text:style-name="Standard"/>
      <text:p text:style-name="P13"><draw:g text:anchor-type="as-char" draw:z-index="12" draw:style-name="gr10"><draw:line draw:style-name="gr11" draw:text-style-name="P33" svg:x1="1.291cm" svg:y1="0.843cm" svg:x2="15.025cm" svg:y2="0.843cm"><text:p/></draw:line><draw:line draw:style-name="gr12" draw:text-style-name="P33" svg:x1="2.166cm" svg:y1="0.75cm" svg:x2="2.166cm" svg:y2="0.959cm"><text:p/></draw:line><draw:line draw:style-name="gr12" draw:text-style-name="P33" svg:x1="13.866cm" svg:y1="0.75cm" svg:x2="13.866cm" svg:y2="0.959cm"><text:p/></draw:line><draw:line draw:style-name="gr12" draw:text-style-name="P33" svg:x1="4.116cm" svg:y1="0.75cm" svg:x2="4.116cm" svg:y2="0.959cm"><text:p/></draw:line><draw:line draw:style-name="gr12" draw:text-style-name="P33" svg:x1="6.066cm" svg:y1="0.75cm" svg:x2="6.066cm" svg:y2="0.959cm"><text:p/></draw:line><draw:line draw:style-name="gr12" draw:text-style-name="P33" svg:x1="8.016cm" svg:y1="0.75cm" svg:x2="8.016cm" svg:y2="0.959cm"><text:p/></draw:line><draw:line draw:style-name="gr12" draw:text-style-name="P33" svg:x1="9.966cm" svg:y1="0.75cm" svg:x2="9.966cm" svg:y2="0.959cm"><text:p/></draw:line><draw:line draw:style-name="gr12" draw:text-style-name="P33" svg:x1="11.916cm" svg:y1="0.75cm" svg:x2="11.916cm" svg:y2="0.959cm"><text:p/></draw:line><draw:frame draw:style-name="gr13" draw:text-style-name="P34" svg:width="1.549cm" svg:height="0.927cm" svg:x="1.401cm" svg:y="1.06cm"><draw:text-box><text:p text:style-name="P29"><text:span text:style-name="T17">−</text:span><text:span text:style-name="T17">3</text:span></text:p></draw:text-box></draw:frame><draw:line draw:style-name="gr14" draw:text-style-name="P33" svg:x1="2.166cm" svg:y1="0.75cm" svg:x2="2.166cm" svg:y2="0.959cm"><text:p/></draw:line><draw:frame draw:style-name="gr13" draw:text-style-name="P34" svg:width="1.551cm" svg:height="0.927cm" svg:x="3.323cm" svg:y="1.062cm"><draw:text-box><text:p text:style-name="P29"><text:span text:style-name="T17">−</text:span><text:span text:style-name="T17">2</text:span></text:p></draw:text-box></draw:frame><draw:frame draw:style-name="gr13" draw:text-style-name="P34" svg:width="1.551cm" svg:height="0.927cm" svg:x="5.309cm" svg:y="1.062cm"><draw:text-box><text:p text:style-name="P29"><text:span text:style-name="T17">−</text:span><text:span text:style-name="T17">1</text:span></text:p></draw:text-box></draw:frame><draw:frame draw:style-name="gr13" draw:text-style-name="P34" svg:width="1.551cm" svg:height="0.927cm" svg:x="7.265cm" svg:y="1.062cm"><draw:text-box><text:p text:style-name="P29"><text:span text:style-name="T17">0</text:span></text:p></draw:text-box></draw:frame><draw:frame draw:style-name="gr13" draw:text-style-name="P34" svg:width="1.551cm" svg:height="0.927cm" svg:x="9.204cm" svg:y="1.062cm"><draw:text-box><text:p text:style-name="P29"><text:span text:style-name="T17">+1</text:span></text:p></draw:text-box></draw:frame><draw:frame draw:style-name="gr13" draw:text-style-name="P34" svg:width="1.553cm" svg:height="0.927cm" svg:x="11.157cm" svg:y="1.062cm"><draw:text-box><text:p text:style-name="P29"><text:span text:style-name="T17">+2</text:span></text:p></draw:text-box></draw:frame><draw:frame draw:style-name="gr13" draw:text-style-name="P34" svg:width="1.551cm" svg:height="0.927cm" svg:x="13.116cm" svg:y="1.062cm"><draw:text-box><text:p text:style-name="P29"><text:span text:style-name="T17">+3</text:span></text:p></draw:text-box></draw:frame><draw:frame draw:style-name="gr13" draw:text-style-name="P35" svg:width="1.551cm" svg:height="0.927cm" svg:x="0cm" svg:y="0.432cm"><draw:text-box><text:p text:style-name="P29"><text:span text:style-name="T18">x </text:span><text:span text:style-name="T17">'</text:span></text:p></draw:text-box></draw:frame><draw:frame draw:style-name="gr13" draw:text-style-name="P35" svg:width="1.551cm" svg:height="0.927cm" svg:x="14.6cm" svg:y="0.432cm"><draw:text-box><text:p text:style-name="P29"><text:span text:style-name="T18">x</text:span></text:p></draw:text-box></draw:frame><draw:frame draw:style-name="gr13" draw:text-style-name="P35" svg:width="1.551cm" svg:height="0.927cm" svg:x="7.228cm" svg:y="0cm"><draw:text-box><text:p text:style-name="P29"><text:span text:style-name="T18">O</text:span></text:p></draw:text-box></draw:frame><draw:frame draw:style-name="gr13" draw:text-style-name="P35" svg:width="1.551cm" svg:height="0.927cm" svg:x="9.204cm" svg:y="0cm"><draw:text-box><text:p text:style-name="P29"><text:span text:style-name="T18">I</text:span></text:p></draw:text-box></draw:frame><draw:frame draw:style-name="gr13" draw:text-style-name="P35" svg:width="1.551cm" svg:height="0.927cm" svg:x="13.116cm" svg:y="0cm"><draw:text-box><text:p text:style-name="P29"><text:span text:style-name="T18">A</text:span></text:p></draw:text-box></draw:frame><draw:frame draw:style-name="gr13" draw:text-style-name="P35" svg:width="1.553cm" svg:height="0.927cm" svg:x="4.352cm" svg:y="0cm"><draw:text-box><text:p text:style-name="P29"><text:span text:style-name="T18">B</text:span></text:p></draw:text-box></draw:frame><draw:line draw:style-name="gr15" draw:text-style-name="P33" svg:x1="5.111cm" svg:y1="0.737cm" svg:x2="5.111cm" svg:y2="0.962cm"><text:p/></draw:line></draw:g></text:p>
      <text:p text:style-name="P6"/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2">L'abscisse de <text:span text:style-name="T4">A</text:span> se note <text:span text:style-name="T4"><draw:frame draw:style-name="fr1" draw:name="Objet6" text:anchor-type="as-char" svg:width="0.834cm" svg:height="0.797cm" draw:z-index="0"><draw:object xlink:href="./Object 1" xlink:type="simple" xlink:show="embed" xlink:actuate="onLoad"/><draw:image xlink:href="./ObjectReplacements/Object 1" xlink:type="simple" xlink:show="embed" xlink:actuate="onLoad"/><svg:desc>formule</svg:desc></draw:frame></text:span><text:span text:style-name="T5"> :</text:span></text:p>
          </table:table-cell>
          <table:table-cell table:style-name="Tableau4.A1" office:value-type="string">
            <text:p text:style-name="P18"><draw:frame draw:style-name="fr1" draw:name="Objet7" text:anchor-type="as-char" svg:width="0.834cm" svg:height="0.797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</text:p>
          </table:table-cell>
          <table:table-cell table:style-name="Tableau4.A1" office:value-type="string">
            <text:p text:style-name="Table_20_Contents">=<text:span text:style-name="tfMasqué"> +3</text:span></text:p>
          </table:table-cell>
        </table:table-row>
        <table:table-row>
          <table:table-cell table:style-name="Tableau4.A1" office:value-type="string">
            <text:p text:style-name="P4">de même :</text:p>
          </table:table-cell>
          <table:table-cell table:style-name="Tableau4.A1" office:value-type="string">
            <text:p text:style-name="P18"><draw:frame draw:style-name="fr1" draw:name="Objet42" text:anchor-type="as-char" svg:width="0.826cm" svg:height="0.797cm" draw:z-index="2"><draw:object xlink:href="./Object 3" xlink:type="simple" xlink:show="embed" xlink:actuate="onLoad"/><draw:image xlink:href="./ObjectReplacements/Object 3" xlink:type="simple" xlink:show="embed" xlink:actuate="onLoad"/><svg:desc>formule</svg:desc></draw:frame></text:p>
          </table:table-cell>
          <table:table-cell table:style-name="Tableau4.A1" office:value-type="string">
            <text:p text:style-name="Table_20_Contents">= <text:span text:style-name="tfMasqué">–1,5</text:span></text:p>
          </table:table-cell>
        </table:table-row>
        <table:table-row>
          <table:table-cell table:style-name="Tableau4.A1" office:value-type="string">
            <text:p text:style-name="Table_20_Contents"/>
          </table:table-cell>
          <table:table-cell table:style-name="Tableau4.A1" office:value-type="string">
            <text:p text:style-name="P18"><draw:frame draw:style-name="fr1" draw:name="Objet43" text:anchor-type="as-char" svg:width="0.84cm" svg:height="0.797cm" draw:z-index="3"><draw:object xlink:href="./Object 4" xlink:type="simple" xlink:show="embed" xlink:actuate="onLoad"/><draw:image xlink:href="./ObjectReplacements/Object 4" xlink:type="simple" xlink:show="embed" xlink:actuate="onLoad"/><svg:desc>formule</svg:desc></draw:frame></text:p>
          </table:table-cell>
          <table:table-cell table:style-name="Tableau4.A1" office:value-type="string">
            <text:p text:style-name="Table_20_Contents">= <text:span text:style-name="tfMasqué">0</text:span></text:p>
          </table:table-cell>
        </table:table-row>
        <table:table-row>
          <table:table-cell table:style-name="Tableau4.A1" office:value-type="string">
            <text:p text:style-name="Table_20_Contents"/>
          </table:table-cell>
          <table:table-cell table:style-name="Tableau4.A1" office:value-type="string">
            <text:p text:style-name="P18"><draw:frame draw:style-name="fr1" draw:name="Objet44" text:anchor-type="as-char" svg:width="0.721cm" svg:height="0.797cm" draw:z-index="4"><draw:object xlink:href="./Object 5" xlink:type="simple" xlink:show="embed" xlink:actuate="onLoad"/><draw:image xlink:href="./ObjectReplacements/Object 5" xlink:type="simple" xlink:show="embed" xlink:actuate="onLoad"/><svg:desc>formule</svg:desc></draw:frame></text:p>
          </table:table-cell>
          <table:table-cell table:style-name="Tableau4.A1" office:value-type="string">
            <text:p text:style-name="Table_20_Contents">= <text:span text:style-name="tfMasqué">+1</text:span></text:p>
          </table:table-cell>
        </table:table-row>
      </table:table>
      <text:p text:style-name="Standard"/>
      <text:p text:style-name="P9">Remarque :</text:p>
      <text:p text:style-name="P17"><text:span text:style-name="T14">L</text:span>a <text:span text:style-name="T14">distance entre un point de la droite et le point O est la </text:span>partie numérique <text:span text:style-name="T14">(toujours positive) </text:span>d<text:span text:style-name="T14">e l'abscisse de ce point.</text:span></text:p>
      <text:p text:style-name="P17"><draw:frame text:anchor-type="paragraph" draw:z-index="21" draw:style-name="gr47" draw:text-style-name="P32" svg:width="6.384cm" svg:height="2.193cm" svg:x="12.582cm" svg:y="3.672cm"><draw:text-box><text:p><text:span text:style-name="T16">oral p84: 14, 15, 16, 17</text:span></text:p><text:p><text:span text:style-name="T16"/></text:p><text:p><text:span text:style-name="T16">p90: 73, 83</text:span></text:p></draw:text-box></draw:frame><text:span text:style-name="T14">On appellera donc </text:span>« <text:span text:style-name="T1">distance à zéro</text:span> » <text:span text:style-name="T14">d'un nombre relatif la partie numérique de ce nombre.</text:span></text:p>
      <text:list xml:id="list125260350240988" text:continue-numbering="true" text:style-name="tfNum_20_1_29_">
        <text:list-item>
          <text:p text:style-name="P25">Comparaison de nombres relatifs</text:p>
        </text:list-item>
      </text:list>
      <text:p text:style-name="Standard">Pour comparer des nombres relatifs, on peut s'aider d'une droite graduée.</text:p>
      <text:p text:style-name="P10"/>
      <text:p text:style-name="P10">Propriété :</text:p>
      <text:p text:style-name="tfCours"><text:span text:style-name="T6">Si deux nombres sont négatifs, le plus grand est celui dont la partie numérique est la plus </text:span><text:span text:style-name="tfMasqué_20_sur_20_fond_20_vert"><text:span text:style-name="T6">petite</text:span></text:span><text:span text:style-name="T6">.</text:span></text:p>
      <text:p text:style-name="P3"/>
      <text:p text:style-name="P5">Ex :</text:p>
      <text:p text:style-name="P15"><text:tab/>−3<text:tab/><text:span text:style-name="tfMasqué">&lt;</text:span><text:tab/>−1<text:tab/>1,211<text:tab/><text:span text:style-name="tfMasqué">&gt;</text:span><text:tab/>1,209</text:p>
      <text:p text:style-name="P15"><text:tab/>1<text:tab/><text:span text:style-name="tfMasqué">&gt;</text:span><text:tab/>−2<text:tab/>−2,75<text:tab/><text:span text:style-name="tfMasqué">&gt;</text:span><text:tab/>−2,76</text:p>
      <text:p text:style-name="P15"><text:tab/>−1<text:tab/><text:span text:style-name="tfMasqué">&lt;</text:span><text:tab/>0<text:tab/>–0,0201<text:tab/><text:span text:style-name="tfMasqué">&lt;</text:span><text:tab/>–0,02005</text:p>
      <text:p text:style-name="P14"/>
      <text:p text:style-name="P3"><draw:frame text:anchor-type="paragraph" draw:z-index="7" draw:style-name="gr5" draw:text-style-name="P32" svg:width="5.483cm" svg:height="3.005cm" svg:x="13.517cm" svg:y="0.676cm"><draw:text-box><text:p><text:span text:style-name="T16">oral p84: 13, 18</text:span></text:p><text:p><text:span text:style-name="T16"/></text:p><text:p><text:span text:style-name="T16">p84: 19, 21, 22, 23</text:span></text:p><text:p text:style-name="P31"><text:span text:style-name="T16">p85: 25, 30</text:span></text:p></draw:text-box></draw:frame></text:p>
      <text:list xml:id="list125260365715533" text:continue-list="list3655627175" text:style-name="tfNum_20_I_29_">
        <text:list-item>
          <text:p text:style-name="P21">Addition de nombres relatifs</text:p>
        </text:list-item>
      </text:list>
      <text:p text:style-name="Standard"/>
      <text:list xml:id="list125260287536856" text:continue-list="list125260350240988" text:style-name="tfNum_20_1_29_">
        <text:list-item text:start-value="1">
          <text:p text:style-name="tfTitre_20_1_29_">Les parenthèses</text:p>
        </text:list-item>
      </text:list>
      <text:p text:style-name="Standard">Soit <text:span text:style-name="T4">A</text:span> la somme de +3 et –1</text:p>
      <text:p text:style-name="P16">On ne peut pas écrire :<text:tab/><text:span text:style-name="T4">A</text:span> = +3 + – 1 = +2</text:p>
      <text:p text:style-name="P16">On ajoute donc des parenthèses :<text:tab/><text:span text:style-name="T4">A</text:span> = <text:span text:style-name="tfMasqué">(+3) + (–1) = +2</text:span></text:p>
      <text:p text:style-name="Standard"/>
      <text:p text:style-name="Standard"/>
      <text:list xml:id="list125259081486408" text:continue-numbering="true" text:style-name="tfNum_20_1_29_">
        <text:list-item>
          <text:p text:style-name="tfTitre_20_1_29_">Le signe « + »</text:p>
        </text:list-item>
      </text:list>
      <text:p text:style-name="Standard">Lors d'une addition de nombres relatifs, on utilise le « + » dans deux sens différents :</text:p>
      <text:p text:style-name="Standard"/>
      <text:p text:style-name="P7"><text:tab/>(+3) + (–1)</text:p>
      <text:p text:style-name="P6"><draw:g text:anchor-type="paragraph" draw:z-index="5" draw:style-name="gr1"><draw:line draw:style-name="gr2" draw:text-style-name="P28" xml:id="id1" draw:id="id1" svg:x1="5.504cm" svg:y1="0.672cm" svg:x2="6.504cm" svg:y2="0.672cm"><text:p/></draw:line><draw:connector draw:style-name="gr3" draw:text-style-name="P28" draw:type="line" svg:x1="6.002cm" svg:y1="0.672cm" svg:x2="6.413cm" svg:y2="0.026cm" draw:start-shape="id1" draw:start-glue-point="0" svg:d="M6002 672l411-646" svg:viewBox="0 0 413 647"><text:p/></draw:connector><draw:frame draw:style-name="gr4" draw:text-style-name="P30" svg:width="1.941cm" svg:height="1.151cm" svg:x="5.069cm" svg:y="0.506cm"><draw:text-box><text:p text:style-name="P29"><text:span text:style-name="T15">signe</text:span></text:p></draw:text-box></draw:frame></draw:g><draw:g text:anchor-type="paragraph" draw:z-index="6" draw:style-name="gr1"><draw:line draw:style-name="gr2" draw:text-style-name="P28" xml:id="id2" draw:id="id2" svg:x1="7.543cm" svg:y1="0.672cm" svg:x2="9.511cm" svg:y2="0.672cm"><text:p/></draw:line><draw:connector draw:style-name="gr3" draw:text-style-name="P28" draw:type="line" svg:x1="8.527cm" svg:y1="0.672cm" svg:x2="7.595cm" svg:y2="0.019cm" draw:start-shape="id2" draw:start-glue-point="0" svg:d="M8527 672l-932-653" svg:viewBox="0 0 933 654"><text:p/></draw:connector><draw:frame draw:style-name="gr4" draw:text-style-name="P30" svg:width="3.015cm" svg:height="1.151cm" svg:x="7.022cm" svg:y="0.506cm"><draw:text-box><text:p text:style-name="P29"><text:span text:style-name="T15">opération</text:span></text:p></draw:text-box></draw:frame></draw:g></text:p>
      <text:p text:style-name="P6"/>
      <text:p text:style-name="P6"/>
      <text:p text:style-name="Standard"/>
      <text:list xml:id="list125260900602404" text:continue-numbering="true" text:style-name="tfNum_20_1_29_">
        <text:list-item>
          <text:p text:style-name="P24">Nombres de même signe</text:p>
        </text:list-item>
      </text:list>
      <text:p text:style-name="P8">Ex :</text:p>
      <text:p text:style-name="Standard">(+2) + (+4) = <text:span text:style-name="tfMasqué">(+6)</text:span><text:tab/><text:tab/><draw:g text:anchor-type="as-char" draw:z-index="13" draw:style-name="gr16"><draw:line draw:style-name="gr17" draw:text-style-name="P33" svg:x1="0cm" svg:y1="0.862cm" svg:x2="1cm" svg:y2="0.862cm"><text:p/></draw:line><draw:line draw:style-name="gr18" draw:text-style-name="P33" svg:x1="0.975cm" svg:y1="0.862cm" svg:x2="1.975cm" svg:y2="0.862cm"><text:p/></draw:line><draw:line draw:style-name="gr17" draw:text-style-name="P33" svg:x1="1.95cm" svg:y1="0.862cm" svg:x2="2.95cm" svg:y2="0.862cm"><text:p/></draw:line><draw:line draw:style-name="gr17" draw:text-style-name="P33" svg:x1="2.925cm" svg:y1="0.862cm" svg:x2="3.925cm" svg:y2="0.862cm"><text:p/></draw:line><draw:line draw:style-name="gr17" draw:text-style-name="P33" svg:x1="3.9cm" svg:y1="0.862cm" svg:x2="4.9cm" svg:y2="0.862cm"><text:p/></draw:line><draw:line draw:style-name="gr18" draw:text-style-name="P33" svg:x1="4.877cm" svg:y1="0.862cm" svg:x2="5.877cm" svg:y2="0.862cm"><text:p/></draw:line><draw:frame draw:style-name="gr19" draw:text-style-name="P34" svg:width="1.96cm" svg:height="0.821cm" svg:x="0cm" svg:y="0cm"><draw:text-box><text:p text:style-name="P29"><text:span text:style-name="T17">+</text:span><text:span text:style-name="T19">2</text:span></text:p></draw:text-box></draw:frame><draw:frame draw:style-name="gr19" draw:text-style-name="P34" svg:width="3.918cm" svg:height="0.821cm" svg:x="1.958cm" svg:y="0cm"><draw:text-box><text:p text:style-name="P29"><text:span text:style-name="T19">+4</text:span></text:p></draw:text-box></draw:frame><draw:line draw:style-name="gr18" draw:text-style-name="P33" svg:x1="0cm" svg:y1="1.263cm" svg:x2="5.875cm" svg:y2="1.263cm"><text:p/></draw:line><draw:frame draw:style-name="gr19" draw:text-style-name="P34" svg:width="5.867cm" svg:height="0.821cm" svg:x="0cm" svg:y="1.268cm"><draw:text-box><text:p text:style-name="P29"><text:span text:style-name="T17">+6</text:span></text:p></draw:text-box></draw:frame></draw:g></text:p>
      <text:p text:style-name="Standard"/>
      <text:p text:style-name="Standard">(–3) + (–1) = <text:span text:style-name="tfMasqué">(–4)</text:span><text:tab/><text:tab/><draw:g text:anchor-type="as-char" draw:z-index="14" draw:style-name="gr16"><draw:line draw:style-name="gr20" draw:text-style-name="P33" svg:x1="0cm" svg:y1="0.797cm" svg:x2="1cm" svg:y2="0.797cm"><text:p/></draw:line><draw:line draw:style-name="gr21" draw:text-style-name="P33" svg:x1="0.975cm" svg:y1="0.797cm" svg:x2="1.975cm" svg:y2="0.797cm"><text:p/></draw:line><draw:line draw:style-name="gr17" draw:text-style-name="P33" svg:x1="1.95cm" svg:y1="0.797cm" svg:x2="2.95cm" svg:y2="0.797cm"><text:p/></draw:line><draw:line draw:style-name="gr17" draw:text-style-name="P33" svg:x1="2.925cm" svg:y1="0.797cm" svg:x2="3.925cm" svg:y2="0.797cm"><text:p/></draw:line><draw:frame draw:style-name="gr19" draw:text-style-name="P34" svg:width="1.227cm" svg:height="0.821cm" svg:x="0cm" svg:y="0cm"><draw:text-box><text:p text:style-name="P29"><text:span text:style-name="T17">−</text:span><text:span text:style-name="T20">1</text:span></text:p></draw:text-box></draw:frame><draw:frame draw:style-name="gr19" draw:text-style-name="P34" svg:width="2.918cm" svg:height="0.821cm" svg:x="0.982cm" svg:y="0cm"><draw:text-box><text:p text:style-name="P29"><text:span text:style-name="T17">−</text:span><text:span text:style-name="T20">3</text:span></text:p></draw:text-box></draw:frame><draw:line draw:style-name="gr21" draw:text-style-name="P33" svg:x1="0.008cm" svg:y1="1.195cm" svg:x2="3.924cm" svg:y2="1.195cm"><text:p/></draw:line><draw:frame draw:style-name="gr19" draw:text-style-name="P34" svg:width="3.887cm" svg:height="0.821cm" svg:x="0.034cm" svg:y="1.201cm"><draw:text-box><text:p text:style-name="P29"><text:span text:style-name="T17">−</text:span><text:span text:style-name="T17">4</text:span></text:p></draw:text-box></draw:frame></draw:g></text:p>
      <text:p text:style-name="Standard"/>
      <text:p text:style-name="P11">Méthode :</text:p>
      <text:p text:style-name="tfCours">Pour ajouter deux nombres relatifs de même signe :</text:p>
      <text:list xml:id="list125260309834637" text:continue-list="list125259075158592" text:style-name="tfPuce">
        <text:list-item>
          <text:p text:style-name="P27">On garde leur signe</text:p>
        </text:list-item>
        <text:list-item>
          <text:p text:style-name="P27">On ajoute leurs parties numériques</text:p>
        </text:list-item>
      </text:list>
      <text:p text:style-name="Standard"/>
      <text:p text:style-name="P8"/>
      <text:list xml:id="list125260329941749" text:continue-list="list125260900602404" text:style-name="tfNum_20_1_29_">
        <text:list-item>
          <text:p text:style-name="tfTitre_20_1_29_">Nombres de signes contraires</text:p>
        </text:list-item>
      </text:list>
      <text:p text:style-name="P8">Ex :</text:p>
      <text:p text:style-name="Standard">(–5) + (+3) = <text:span text:style-name="tfMasqué">(–2)</text:span><text:tab/><text:tab/><draw:g text:anchor-type="as-char" draw:z-index="15" draw:style-name="gr16"><draw:line draw:style-name="gr17" draw:text-style-name="P33" svg:x1="1.952cm" svg:y1="0.694cm" svg:x2="2.952cm" svg:y2="0.694cm"><text:p/></draw:line><draw:line draw:style-name="gr17" draw:text-style-name="P33" svg:x1="2.927cm" svg:y1="0.694cm" svg:x2="3.927cm" svg:y2="0.694cm"><text:p/></draw:line><draw:line draw:style-name="gr17" draw:text-style-name="P33" svg:x1="3.902cm" svg:y1="0.694cm" svg:x2="4.902cm" svg:y2="0.694cm"><text:p/></draw:line><draw:frame draw:style-name="gr19" draw:text-style-name="P34" svg:width="4.867cm" svg:height="0.821cm" svg:x="0.011cm" svg:y="0cm"><draw:text-box><text:p text:style-name="P29"><text:span text:style-name="T17">−</text:span><text:span text:style-name="T20">5</text:span></text:p></draw:text-box></draw:frame><draw:frame draw:style-name="gr19" draw:text-style-name="P34" svg:width="1.945cm" svg:height="0.821cm" svg:x="2.953cm" svg:y="1.799cm"><draw:text-box><text:p text:style-name="P29"><text:span text:style-name="T17">−</text:span><text:span text:style-name="T17">2</text:span></text:p></draw:text-box></draw:frame><draw:line draw:style-name="gr17" draw:text-style-name="P33" svg:x1="0.976cm" svg:y1="0.694cm" svg:x2="1.976cm" svg:y2="0.694cm"><text:p/></draw:line><draw:line draw:style-name="gr21" draw:text-style-name="P33" svg:x1="0.004cm" svg:y1="0.694cm" svg:x2="1.004cm" svg:y2="0.694cm"><text:p/></draw:line><draw:line draw:style-name="gr17" draw:text-style-name="P33" svg:x1="0cm" svg:y1="0.994cm" svg:x2="1cm" svg:y2="0.994cm"><text:p/></draw:line><draw:line draw:style-name="gr17" draw:text-style-name="P33" svg:x1="0.976cm" svg:y1="0.994cm" svg:x2="1.976cm" svg:y2="0.994cm"><text:p/></draw:line><draw:line draw:style-name="gr18" draw:text-style-name="P33" svg:x1="1.952cm" svg:y1="0.994cm" svg:x2="2.952cm" svg:y2="0.994cm"><text:p/></draw:line><draw:frame draw:style-name="gr19" draw:text-style-name="P34" svg:width="2.927cm" svg:height="0.821cm" svg:x="0.011cm" svg:y="1cm"><draw:text-box><text:p text:style-name="P29"><text:span text:style-name="T20">+3</text:span></text:p></draw:text-box></draw:frame><draw:line draw:style-name="gr22" draw:text-style-name="P33" svg:x1="0.016cm" svg:y1="1.087cm" svg:x2="0.016cm" svg:y2="0.587cm"><text:p/></draw:line><draw:line draw:style-name="gr23" draw:text-style-name="P33" svg:x1="2.928cm" svg:y1="1.694cm" svg:x2="3.928cm" svg:y2="1.694cm"><text:p/></draw:line><draw:line draw:style-name="gr17" draw:text-style-name="P33" svg:x1="3.903cm" svg:y1="1.694cm" svg:x2="4.903cm" svg:y2="1.694cm"><text:p/></draw:line></draw:g></text:p>
      <text:p text:style-name="Standard"/>
      <text:p text:style-name="P11">Méthode :</text:p>
      <text:p text:style-name="tfCours">Pour ajouter deux nombres relatifs de signes contraires :</text:p>
      <text:list xml:id="list125259909265291" text:continue-list="list125260309834637" text:style-name="tfPuce">
        <text:list-item text:start-value="1">
          <text:p text:style-name="P27">On garde le signe de celui qui a la plus grande partie numérique</text:p>
        </text:list-item>
        <text:list-item>
          <text:p text:style-name="P27">On soustraie leurs parties numériques</text:p>
        </text:list-item>
      </text:list>
      <text:p text:style-name="Standard"/>
      <text:p text:style-name="P8"/>
      <text:p text:style-name="Standard"/>
      <text:p text:style-name="Standard"><draw:frame text:anchor-type="paragraph" draw:z-index="8" draw:style-name="gr6" draw:text-style-name="P32" svg:width="4.407cm" svg:height="1.662cm" svg:x="14.593cm" svg:y="1.042cm"><draw:text-box><text:p><text:span text:style-name="T16">p86: 33, 34, 35</text:span></text:p><text:p><text:span text:style-name="T16">p87: 40</text:span></text:p></draw:text-box></draw:frame></text:p>
      <text:list xml:id="list125260057355552" text:continue-list="list125260365715533" text:style-name="tfNum_20_I_29_">
        <text:list-item>
          <text:p text:style-name="P23">Soustraction de nombres relatifs</text:p>
        </text:list-item>
      </text:list>
      <text:p text:style-name="Standard"/>
      <text:list xml:id="list125260671105973" text:continue-list="list125260329941749" text:style-name="tfNum_20_1_29_">
        <text:list-item text:start-value="1">
          <text:p text:style-name="tfTitre_20_1_29_">Opposé d'un nombre</text:p>
        </text:list-item>
      </text:list>
      <text:p text:style-name="P8">Définition :</text:p>
      <text:p text:style-name="tfCours">L'opposé d'un nombre relatif est le nombre de signe contraire qui a la même partie numérique.</text:p>
      <text:p text:style-name="Standard"/>
      <text:p text:style-name="P8">Ex :</text:p>
      <text:p text:style-name="Standard">L'opposé de –3 est <text:span text:style-name="tfMasqué">+3</text:span></text:p>
      <text:p text:style-name="Standard"/>
      <text:p text:style-name="Standard"/>
      <text:list xml:id="list125260606891104" text:continue-numbering="true" text:style-name="tfNum_20_1_29_">
        <text:list-item>
          <text:p text:style-name="tfTitre_20_1_29_">Soustraction</text:p>
        </text:list-item>
      </text:list>
      <text:p text:style-name="P10"><text:span text:style-name="T8">Méthode</text:span> :</text:p>
      <text:p text:style-name="tfCours">Soustraire un nombre relatif, c'est ajouter son opposé.</text:p>
      <text:p text:style-name="Standard"/>
      <text:p text:style-name="Standard">Ex :</text:p>
      <text:p text:style-name="Standard">(+2) – (+5) = <text:span text:style-name="tfMasqué">(+2) + (–5) = (–3)</text:span></text:p>
      <text:p text:style-name="Standard">(–3) – (–2) = <text:span text:style-name="tfMasqué">(–3) + (+2) = (–1)</text:span></text:p>
      <text:p text:style-name="Standard"/>
      <text:p text:style-name="Standard"><draw:frame text:anchor-type="paragraph" draw:z-index="9" draw:style-name="gr7" draw:text-style-name="P32" svg:width="3.428cm" svg:height="2.437cm" svg:x="15.572cm" svg:y="2.044cm"><draw:text-box><text:p><text:span text:style-name="T16">p86: 36, 37</text:span></text:p><text:p><text:span text:style-name="T16">p89: 67</text:span></text:p><text:p><text:span text:style-name="T16">p92: 90, 91</text:span></text:p></draw:text-box></draw:frame></text:p>
      <text:list xml:id="list125259250342094" text:continue-list="list125260057355552" text:style-name="tfNum_20_I_29_">
        <text:list-item>
          <text:p text:style-name="P22">Suites d'additions et de soustractions</text:p>
        </text:list-item>
      </text:list>
      <text:p text:style-name="Standard"/>
      <text:list xml:id="list125259313469221" text:continue-list="list125260606891104" text:style-name="tfNum_20_1_29_">
        <text:list-item text:start-value="1">
          <text:p text:style-name="tfTitre_20_1_29_">Enlever des parenthèses</text:p>
        </text:list-item>
      </text:list>
      <text:p text:style-name="P8">Ex :</text:p>
      <text:p text:style-name="Standard">(+5) + (+1) = <text:span text:style-name="T9">5 </text:span><text:span text:style-name="tfMasqué"><text:span text:style-name="T9">+</text:span></text:span><text:span text:style-name="T9"> 1</text:span></text:p>
      <text:p text:style-name="Standard"><draw:g text:anchor-type="paragraph" draw:z-index="16" draw:style-name="gr1"><draw:line draw:style-name="gr24" draw:text-style-name="P33" svg:x1="1.138cm" svg:y1="0.058cm" svg:x2="2.446cm" svg:y2="0.058cm"><text:p/></draw:line><draw:polyline draw:style-name="gr25" draw:text-style-name="P36" svg:width="2.375cm" svg:height="0.496cm" svg:x="1.822cm" svg:y="0.058cm" svg:viewBox="0 0 2376 497" draw:points="0,0 0,497 2376,497 2376,0"><text:p/></draw:polyline></draw:g></text:p>
      <text:p text:style-name="Standard"><draw:g text:anchor-type="paragraph" draw:z-index="18" draw:style-name="gr1"><draw:line draw:style-name="gr24" draw:text-style-name="P33" svg:x1="1.138cm" svg:y1="1.515cm" svg:x2="2.446cm" svg:y2="1.515cm"><text:p/></draw:line><draw:polyline draw:style-name="gr25" draw:text-style-name="P36" svg:width="2.375cm" svg:height="0.496cm" svg:x="1.822cm" svg:y="1.515cm" svg:viewBox="0 0 2376 497" draw:points="0,0 0,497 2376,497 2376,0"><text:p/></draw:polyline></draw:g></text:p>
      <text:p text:style-name="Standard">(+5) + (–1) = <text:span text:style-name="T9">5 </text:span><text:span text:style-name="tfMasqué"><text:span text:style-name="T9">–</text:span></text:span><text:span text:style-name="T9"> 1</text:span></text:p>
      <text:p text:style-name="Standard"/>
      <text:p text:style-name="Standard"/>
      <text:p text:style-name="Standard">(+5) – (+1) = <text:span text:style-name="T9">(+5) + (–1) = 5 </text:span><text:span text:style-name="tfMasqué"><text:span text:style-name="T9">–</text:span></text:span><text:span text:style-name="T9"> 1</text:span></text:p>
      <text:p text:style-name="Standard"><draw:g text:anchor-type="paragraph" draw:z-index="17" draw:style-name="gr1"><draw:line draw:style-name="gr24" draw:text-style-name="P33" svg:x1="1.138cm" svg:y1="0.076cm" svg:x2="2.446cm" svg:y2="0.076cm"><text:p/></draw:line><draw:polyline draw:style-name="gr25" draw:text-style-name="P36" svg:width="5.862cm" svg:height="0.496cm" svg:x="1.822cm" svg:y="0.076cm" svg:viewBox="0 0 5863 497" draw:points="0,0 0,497 5863,497 5863,0"><text:p/></draw:polyline></draw:g></text:p>
      <text:p text:style-name="Standard"/>
      <text:p text:style-name="Standard">(+5) – (–1) = <text:span text:style-name="T9">(+5) + (+1) = 5 </text:span><text:span text:style-name="tfMasqué"><text:span text:style-name="T9">+</text:span></text:span><text:span text:style-name="T9"> 1</text:span></text:p>
      <text:p text:style-name="Standard"><draw:g text:anchor-type="paragraph" draw:z-index="20" draw:style-name="gr1"><draw:line draw:style-name="gr24" draw:text-style-name="P33" svg:x1="1.138cm" svg:y1="0.076cm" svg:x2="2.446cm" svg:y2="0.076cm"><text:p/></draw:line><draw:polyline draw:style-name="gr25" draw:text-style-name="P36" svg:width="5.862cm" svg:height="0.496cm" svg:x="1.822cm" svg:y="0.076cm" svg:viewBox="0 0 5863 497" draw:points="0,0 0,497 5863,497 5863,0"><text:p/></draw:polyline></draw:g></text:p>
      <text:p text:style-name="Standard"/>
      <text:p text:style-name="P19">On remarque donc que :<text:line-break/><text:span text:style-name="T1">+</text:span> suivi de <text:span text:style-name="T1">+</text:span> donne <text:span text:style-name="T1">+</text:span><text:line-break/><text:span text:style-name="T1">+</text:span> suivi de <text:span text:style-name="T1">–</text:span> donne <text:span text:style-name="T1">–</text:span><text:line-break/><text:span text:style-name="T1">–</text:span> suivi de <text:span text:style-name="T1">+</text:span> donne <text:span text:style-name="T1">–</text:span><text:line-break/><text:span text:style-name="T1">–</text:span> suivi de <text:span text:style-name="T1">–</text:span> donne <text:span text:style-name="T1">+</text:span></text:p>
      <text:p text:style-name="Standard"/>
      <text:p text:style-name="Standard"/>
      <text:p text:style-name="Standard">Grâce à cette remarque, on peut enlever beaucoup de parenthèses !</text:p>
      <text:p text:style-name="Standard"/>
      <text:p text:style-name="Standard"><text:span text:style-name="T1">Ex : </text:span><text:span text:style-name="T7">(–3) + (–</text:span>2) – (–6) + (+1) = <text:span text:style-name="tfMasqué">–3 – 2 + 6 + 1</text:span></text:p>
      <text:p text:style-name="P12"/>
      <text:p text:style-name="P12"/>
      <text:list xml:id="list125259346557718" text:continue-numbering="true" text:style-name="tfNum_20_1_29_">
        <text:list-item>
          <text:p text:style-name="P24">Ordre des termes</text:p>
        </text:list-item>
      </text:list>
      <text:p text:style-name="P12">En transformant les soustractions en additions avec l'opposé, on peut changer l'ordre des termes astucieusement.</text:p>
      <text:p text:style-name="P12"/>
      <text:p text:style-name="P8">Ex :</text:p>
      <text:p text:style-name="Standard"><text:span text:style-name="T7">A = 4 –</text:span> 8 + 9 – 3 + 8 + 1 – 11 + 6</text:p>
      <text:p text:style-name="Standard"><text:span text:style-name="tfMasqué">A = 4 + (–8) + 9 + (–3) + 8 + 1 + (–11) + 6</text:span></text:p>
      <text:p text:style-name="P12"><text:span text:style-name="tfMasqué">A = 4 + 6 + 9 + 1 + (–8) + 8 + (–3) + (–11)</text:span></text:p>
      <text:p text:style-name="Standard"><text:span text:style-name="tfMasqué">A = <text:s text:c="2"/>10 <text:s text:c="2"/>+ <text:s text:c="2"/>10 <text:s text:c="3"/>+ <text:s text:c="6"/>0 <text:s text:c="5"/>+ <text:s text:c="5"/>(–14)</text:span></text:p>
      <text:p text:style-name="Standard"><text:span text:style-name="tfMasqué">A = <text:s text:c="2"/>20 – 14</text:span></text:p>
      <text:p text:style-name="Standard"><text:span text:style-name="tfMasqué">A = <text:s text:c="2"/>6</text:span></text:p>
      <text:p text:style-name="Standard"/>
      <text:p text:style-name="Standard"><draw:frame text:anchor-type="paragraph" draw:z-index="10" draw:style-name="gr8" draw:text-style-name="P32" svg:width="5.333cm" svg:height="2.359cm" svg:x="13.667cm" svg:y="3.122cm"><draw:text-box><text:p><text:span text:style-name="T16">p86: 38, 39</text:span></text:p><text:p text:style-name="P31"><text:span text:style-name="T16">p87: 43, 44, 45, 46</text:span></text:p><text:p text:style-name="P31"><text:span text:style-name="T16">p90: 77, 79, 80</text:span></text:p></draw:text-box></draw:frame></text:p>
      <text:list xml:id="list125259973588527" text:continue-list="list125259250342094" text:style-name="tfNum_20_I_29_">
        <text:list-item>
          <text:p text:style-name="P23">repère <text:span text:style-name="T13">dans un plan</text:span></text:p>
        </text:list-item>
      </text:list>
      <text:p text:style-name="Standard"/>
      <text:p text:style-name="P13"><draw:g text:anchor-type="as-char" draw:z-index="19" draw:style-name="gr10"><draw:line draw:style-name="gr26" draw:text-style-name="P33" svg:x1="0.563cm" svg:y1="4.823cm" svg:x2="10.557cm" svg:y2="4.823cm"><text:p/></draw:line><draw:line draw:style-name="gr27" draw:text-style-name="P33" svg:x1="5.56cm" svg:y1="0.818cm" svg:x2="5.56cm" svg:y2="8.827cm"><text:p/></draw:line><draw:line draw:style-name="gr28" draw:text-style-name="P33" svg:x1="6.559cm" svg:y1="4.748cm" svg:x2="6.559cm" svg:y2="4.898cm"><text:p/></draw:line><draw:line draw:style-name="gr29" draw:text-style-name="P33" svg:x1="5.485cm" svg:y1="3.822cm" svg:x2="5.635cm" svg:y2="3.822cm"><text:p/></draw:line><draw:frame draw:style-name="gr30" draw:text-style-name="P38" svg:width="0.35cm" svg:height="0.669cm" svg:x="5.082cm" svg:y="3.493cm"><draw:text-box><text:p text:style-name="P37"><text:span text:style-name="T21">J</text:span></text:p></draw:text-box></draw:frame><draw:line draw:style-name="gr28" draw:text-style-name="P33" svg:x1="7.558cm" svg:y1="4.748cm" svg:x2="7.558cm" svg:y2="4.898cm"><text:p/></draw:line><draw:line draw:style-name="gr28" draw:text-style-name="P33" svg:x1="8.558cm" svg:y1="4.748cm" svg:x2="8.558cm" svg:y2="4.898cm"><text:p/></draw:line><draw:line draw:style-name="gr28" draw:text-style-name="P33" svg:x1="9.557cm" svg:y1="4.748cm" svg:x2="9.557cm" svg:y2="4.898cm"><text:p/></draw:line><draw:line draw:style-name="gr28" draw:text-style-name="P33" svg:x1="4.561cm" svg:y1="4.748cm" svg:x2="4.561cm" svg:y2="4.898cm"><text:p/></draw:line><draw:line draw:style-name="gr28" draw:text-style-name="P33" svg:x1="3.561cm" svg:y1="4.748cm" svg:x2="3.561cm" svg:y2="4.898cm"><text:p/></draw:line><draw:line draw:style-name="gr28" draw:text-style-name="P33" svg:x1="2.562cm" svg:y1="4.748cm" svg:x2="2.562cm" svg:y2="4.898cm"><text:p/></draw:line><draw:line draw:style-name="gr28" draw:text-style-name="P33" svg:x1="1.562cm" svg:y1="4.748cm" svg:x2="1.562cm" svg:y2="4.898cm"><text:p/></draw:line><draw:line draw:style-name="gr29" draw:text-style-name="P33" svg:x1="5.485cm" svg:y1="2.821cm" svg:x2="5.635cm" svg:y2="2.821cm"><text:p/></draw:line><draw:line draw:style-name="gr29" draw:text-style-name="P33" svg:x1="5.485cm" svg:y1="1.82cm" svg:x2="5.635cm" svg:y2="1.82cm"><text:p/></draw:line><draw:line draw:style-name="gr29" draw:text-style-name="P33" svg:x1="5.485cm" svg:y1="5.824cm" svg:x2="5.635cm" svg:y2="5.824cm"><text:p/></draw:line><draw:line draw:style-name="gr29" draw:text-style-name="P33" svg:x1="5.485cm" svg:y1="6.825cm" svg:x2="5.635cm" svg:y2="6.825cm"><text:p/></draw:line><draw:line draw:style-name="gr29" draw:text-style-name="P33" svg:x1="5.485cm" svg:y1="7.826cm" svg:x2="5.635cm" svg:y2="7.826cm"><text:p/></draw:line><draw:line draw:style-name="gr31" draw:text-style-name="P33" svg:x1="7.483cm" svg:y1="3.822cm" svg:x2="7.633cm" svg:y2="3.822cm"><text:p/></draw:line><draw:line draw:style-name="gr31" draw:text-style-name="P33" svg:x1="7.558cm" svg:y1="3.748cm" svg:x2="7.558cm" svg:y2="3.898cm"><text:p/></draw:line><draw:line draw:style-name="gr31" draw:text-style-name="P33" svg:x1="4.487cm" svg:y1="1.82cm" svg:x2="4.637cm" svg:y2="1.82cm"><text:p/></draw:line><draw:line draw:style-name="gr31" draw:text-style-name="P33" svg:x1="4.561cm" svg:y1="1.744cm" svg:x2="4.561cm" svg:y2="1.894cm"><text:p/></draw:line><draw:line draw:style-name="gr31" draw:text-style-name="P33" svg:x1="2.487cm" svg:y1="6.825cm" svg:x2="2.637cm" svg:y2="6.825cm"><text:p/></draw:line><draw:line draw:style-name="gr31" draw:text-style-name="P33" svg:x1="2.562cm" svg:y1="6.75cm" svg:x2="2.562cm" svg:y2="6.9cm"><text:p/></draw:line><draw:frame draw:style-name="gr32" draw:text-style-name="P38" svg:width="0.241cm" svg:height="0.669cm" svg:x="6.458cm" svg:y="4.962cm"><draw:text-box><text:p text:style-name="P37"><text:span text:style-name="T21">I</text:span></text:p></draw:text-box></draw:frame><draw:frame draw:style-name="gr33" draw:text-style-name="P38" svg:width="0.488cm" svg:height="0.669cm" svg:x="5.131cm" svg:y="4.888cm"><draw:text-box><text:p text:style-name="P37"><text:span text:style-name="T21">O</text:span></text:p></draw:text-box></draw:frame><draw:frame draw:style-name="gr34" draw:text-style-name="P38" svg:width="1.86cm" svg:height="0.669cm" svg:x="6.925cm" svg:y="3.023cm"><draw:text-box><text:p text:style-name="P37"><text:span text:style-name="T21">A (2 ; 1)</text:span></text:p></draw:text-box></draw:frame><draw:frame draw:style-name="gr35" draw:text-style-name="P38" svg:width="2.149cm" svg:height="0.669cm" svg:x="3.186cm" svg:y="1.071cm"><draw:text-box><text:p text:style-name="P37"><text:span text:style-name="T21">B (</text:span><text:span text:style-name="T22">−1 ; 3)</text:span></text:p></draw:text-box></draw:frame><draw:frame draw:style-name="gr36" draw:text-style-name="P38" svg:width="2.463cm" svg:height="0.669cm" svg:x="1.679cm" svg:y="6.969cm"><draw:text-box><text:p text:style-name="P37"><text:span text:style-name="T21">C (</text:span><text:span text:style-name="T22">−3 ; −2)</text:span></text:p></draw:text-box></draw:frame><draw:frame draw:style-name="gr37" draw:text-style-name="P39" svg:width="0.445cm" svg:height="0.669cm" svg:x="0cm" svg:y="4.484cm"><draw:text-box><text:p text:style-name="P37"><text:span text:style-name="T23">x'</text:span></text:p></draw:text-box></draw:frame><draw:frame draw:style-name="gr38" draw:text-style-name="P39" svg:width="4.439cm" svg:height="0.673cm" svg:x="10.657cm" svg:y="4.479cm"><draw:text-box><text:p text:style-name="P37"><text:span text:style-name="T23">x </text:span><text:span text:style-name="T24"><text:s text:c="4"/>axe des </text:span><text:span text:style-name="T25">abscisses</text:span></text:p></draw:text-box></draw:frame><draw:frame draw:style-name="gr39" draw:text-style-name="P39" svg:width="4.878cm" svg:height="0.765cm" svg:x="5.399cm" svg:y="0cm"><draw:text-box><text:p text:style-name="P37"><text:span text:style-name="T23">y <text:s/></text:span><text:span text:style-name="T24"><text:s text:c="4"/>axe des </text:span><text:span text:style-name="T25">ordonnées</text:span></text:p></draw:text-box></draw:frame><draw:frame draw:style-name="gr40" draw:text-style-name="P39" svg:width="0.583cm" svg:height="0.669cm" svg:x="5.348cm" svg:y="8.8cm"><draw:text-box><text:p text:style-name="P37"><text:span text:style-name="T23">y </text:span><text:span text:style-name="T21">'</text:span></text:p></draw:text-box></draw:frame><draw:line draw:style-name="gr41" draw:text-style-name="P33" svg:x1="7.55cm" svg:y1="3.809cm" svg:x2="7.55cm" svg:y2="4.809cm"><text:p/></draw:line><draw:line draw:style-name="gr42" draw:text-style-name="P33" svg:x1="5.55cm" svg:y1="3.817cm" svg:x2="7.55cm" svg:y2="3.817cm"><text:p/></draw:line><draw:line draw:style-name="gr43" draw:text-style-name="P33" svg:x1="4.559cm" svg:y1="1.817cm" svg:x2="5.559cm" svg:y2="1.817cm"><text:p/></draw:line><draw:line draw:style-name="gr44" draw:text-style-name="P33" svg:x1="4.559cm" svg:y1="4.817cm" svg:x2="4.559cm" svg:y2="1.817cm"><text:p/></draw:line><draw:line draw:style-name="gr45" draw:text-style-name="P33" svg:x1="2.559cm" svg:y1="4.817cm" svg:x2="2.559cm" svg:y2="6.825cm"><text:p/></draw:line><draw:line draw:style-name="gr46" draw:text-style-name="P33" svg:x1="5.559cm" svg:y1="6.817cm" svg:x2="2.559cm" svg:y2="6.817cm"><text:p/></draw:line></draw:g></text:p>
      <text:p text:style-name="Standard">Dans le plan <text:span text:style-name="T2">muni d'un</text:span> repère (O ; I ; J), un point a deux <text:span text:style-name="T2">coordonnées</text:span> : son <text:span text:style-name="T2">abscisse</text:span> et son <text:span text:style-name="T2">ordonnée</text:span>.</text:p>
      <text:p text:style-name="Standard"><draw:frame text:anchor-type="paragraph" draw:z-index="11" draw:style-name="gr9" draw:text-style-name="P32" svg:width="4.539cm" svg:height="7.305cm" svg:x="14.46cm" svg:y="1.431cm"><draw:text-box><text:p><text:span text:style-name="T16">p85: 26, 27, 28</text:span></text:p><text:p><text:span text:style-name="T16">p89: 62</text:span></text:p><text:p text:style-name="P31"><text:span text:style-name="T16">p91: 86, 87</text:span></text:p><text:p text:style-name="P31"><text:span text:style-name="T16">p93: 97q1-2</text:span></text:p><text:p text:style-name="P31"><text:span text:style-name="T16"/></text:p><text:p text:style-name="P31"><text:span text:style-name="T16">pb concret</text:span></text:p><text:p text:style-name="P31"><text:span text:style-name="T16">p93: 96q1-3</text:span></text:p><text:p text:style-name="P31"><text:span text:style-name="T16"/></text:p><text:p text:style-name="P31"><text:span text:style-name="T16">scratch</text:span></text:p><text:p text:style-name="P31"><text:span text:style-name="T16">p95: 4</text:span></text:p></draw:text-box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" style:font-adornments="Normal" style:font-family-generic="roman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Arial3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16cm" draw:dots2="1" draw:dots2-length="0.016cm" draw:distance="0.016cm"/>
    <draw:stroke-dash draw:name="Dashed_20__28_var_29__20_2" draw:display-name="Dashed (var) 2" draw:style="rect" draw:dots1="1" draw:dots1-length="0.016cm" draw:dots2="1" draw:dots2-length="0.016cm" draw:distance="0.016cm"/>
    <draw:stroke-dash draw:name="Dashed_20__28_var_29__20_3" draw:display-name="Dashed (var) 3" draw:style="rect" draw:dots1="1" draw:dots1-length="0.016cm" draw:dots2="1" draw:dots2-length="0.016cm" draw:distance="0.016cm"/>
    <draw:stroke-dash draw:name="Dashed_20__28_var_29__20_4" draw:display-name="Dashed (var) 4" draw:style="rect" draw:dots1="1" draw:dots1-length="0.016cm" draw:dots2="1" draw:dots2-length="0.016cm" draw:distance="0.016cm"/>
    <draw:stroke-dash draw:name="Dashed_20__28_var_29__20_5" draw:display-name="Dashed (var) 5" draw:style="rect" draw:dots1="1" draw:dots1-length="0.016cm" draw:dots2="1" draw:dots2-length="0.016cm" draw:distance="0.016cm"/>
    <draw:stroke-dash draw:name="Dashed_20__28_var_29__20_6" draw:display-name="Dashed (var) 6" draw:style="rect" draw:dots1="1" draw:dots1-length="0.016cm" draw:dots2="1" draw:dots2-length="0.016cm" draw:distance="0.016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8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loext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loext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loext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fCours" style:family="paragraph" style:parent-style-name="Standard">
      <loext:graphic-properties draw:fill="solid" draw:fill-color="#99cc99" draw:fill-image-width="0cm" draw:fill-image-height="0cm"/>
      <style:paragraph-properties fo:background-color="#99cc99"/>
      <style:text-properties fo:background-color="transparent"/>
    </style:style>
    <style:style style:name="Numbering_20_Symbols" style:display-name="Numbering Symbols" style:family="text"/>
    <style:style style:name="tfMasqué" style:family="text">
      <style:text-properties fo:font-variant="normal" fo:text-transform="none" fo:color="#000000" style:font-name="Times New Roman1" fo:font-family="'Times New Roman'" style:font-style-name="Normal" style:font-family-generic="roman" style:font-pitch="variable" fo:font-size="18pt" fo:font-style="normal" fo:font-weight="normal" fo:background-color="transparent" style:font-size-asian="11pt" style:font-style-asian="italic" style:font-weight-asian="bold" style:font-size-complex="11pt" style:font-style-complex="italic" style:font-weight-complex="bold"/>
    </style:style>
    <style:style style:name="tfMasqué_20_sur_20_fond_20_vert" style:display-name="tfMasqué sur fond vert" style:family="text">
      <style:text-properties fo:font-variant="normal" fo:text-transform="none" fo:color="#000000" style:font-name="Times New Roman1" fo:font-family="'Times New Roman'" style:font-style-name="Normal" style:font-family-generic="roman" style:font-pitch="variable" fo:font-size="18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)" style:num-format="1">
        <style:list-level-properties text:min-label-width="0.801cm"/>
      </text:list-level-style-number>
      <text:list-level-style-number text:level="2" text:style-name="Numbering_20_Symbols" style:num-suffix=")" style:num-format="1">
        <style:list-level-properties text:min-label-width="0.801cm"/>
      </text:list-level-style-number>
      <text:list-level-style-number text:level="3" text:style-name="Numbering_20_Symbols" style:num-suffix=")" style:num-format="1">
        <style:list-level-properties text:min-label-width="0.801cm"/>
      </text:list-level-style-number>
      <text:list-level-style-number text:level="4" text:style-name="Numbering_20_Symbols" style:num-suffix=")" style:num-format="1">
        <style:list-level-properties text:min-label-width="0.801cm"/>
      </text:list-level-style-number>
      <text:list-level-style-number text:level="5" text:style-name="Numbering_20_Symbols" style:num-suffix=")" style:num-format="1">
        <style:list-level-properties text:min-label-width="0.801cm"/>
      </text:list-level-style-number>
      <text:list-level-style-number text:level="6" text:style-name="Numbering_20_Symbols" style:num-suffix=")" style:num-format="1">
        <style:list-level-properties text:min-label-width="0.801cm"/>
      </text:list-level-style-number>
      <text:list-level-style-number text:level="7" text:style-name="Numbering_20_Symbols" style:num-suffix=")" style:num-format="1">
        <style:list-level-properties text:min-label-width="0.801cm"/>
      </text:list-level-style-number>
      <text:list-level-style-number text:level="8" text:style-name="Numbering_20_Symbols" style:num-suffix=")" style:num-format="1">
        <style:list-level-properties text:min-label-width="0.801cm"/>
      </text:list-level-style-number>
      <text:list-level-style-number text:level="9" text:style-name="Numbering_20_Symbols" style:num-suffix=")" style:num-format="1">
        <style:list-level-properties text:min-label-width="0.801cm"/>
      </text:list-level-style-number>
      <text:list-level-style-number text:level="10" text:style-name="Numbering_20_Symbols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)" style:num-format="I">
        <style:list-level-properties text:min-label-distance="0.199cm"/>
      </text:list-level-style-number>
      <text:list-level-style-number text:level="2" text:style-name="Numbering_20_Symbols" style:num-suffix=")" style:num-format="I" text:start-value="2">
        <style:list-level-properties text:min-label-distance="0.199cm"/>
      </text:list-level-style-number>
      <text:list-level-style-number text:level="3" text:style-name="Numbering_20_Symbols" style:num-suffix=")" style:num-format="I" text:start-value="3">
        <style:list-level-properties text:min-label-distance="0.199cm"/>
      </text:list-level-style-number>
      <text:list-level-style-number text:level="4" text:style-name="Numbering_20_Symbols" style:num-suffix=")" style:num-format="I" text:start-value="4">
        <style:list-level-properties text:min-label-distance="0.199cm"/>
      </text:list-level-style-number>
      <text:list-level-style-number text:level="5" text:style-name="Numbering_20_Symbols" style:num-suffix=")" style:num-format="I" text:start-value="5">
        <style:list-level-properties text:min-label-distance="0.199cm"/>
      </text:list-level-style-number>
      <text:list-level-style-number text:level="6" text:style-name="Numbering_20_Symbols" style:num-suffix=")" style:num-format="I" text:start-value="6">
        <style:list-level-properties text:min-label-distance="0.199cm"/>
      </text:list-level-style-number>
      <text:list-level-style-number text:level="7" text:style-name="Numbering_20_Symbols" style:num-suffix=")" style:num-format="I" text:start-value="7">
        <style:list-level-properties text:min-label-distance="0.199cm"/>
      </text:list-level-style-number>
      <text:list-level-style-number text:level="8" text:style-name="Numbering_20_Symbols" style:num-suffix=")" style:num-format="I" text:start-value="8">
        <style:list-level-properties text:min-label-distance="0.199cm"/>
      </text:list-level-style-number>
      <text:list-level-style-number text:level="9" text:style-name="Numbering_20_Symbols" style:num-suffix=")" style:num-format="I" text:start-value="9">
        <style:list-level-properties text:min-label-distance="0.199cm"/>
      </text:list-level-style-number>
      <text:list-level-style-number text:level="10" text:style-name="Numbering_20_Symbols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style:num-suffix=")" style:num-format="a">
        <style:list-level-properties text:min-label-width="0.7cm"/>
      </text:list-level-style-number>
      <text:list-level-style-number text:level="2" text:style-name="Numbering_20_Symbols" style:num-suffix=")" style:num-format="a" text:start-value="2">
        <style:list-level-properties text:min-label-width="0.7cm"/>
      </text:list-level-style-number>
      <text:list-level-style-number text:level="3" text:style-name="Numbering_20_Symbols" style:num-suffix=")" style:num-format="a" text:start-value="3">
        <style:list-level-properties text:min-label-width="0.7cm"/>
      </text:list-level-style-number>
      <text:list-level-style-number text:level="4" text:style-name="Numbering_20_Symbols" style:num-suffix=")" style:num-format="a" text:start-value="4">
        <style:list-level-properties text:min-label-width="0.7cm"/>
      </text:list-level-style-number>
      <text:list-level-style-number text:level="5" text:style-name="Numbering_20_Symbols" style:num-suffix=")" style:num-format="a" text:start-value="5">
        <style:list-level-properties text:min-label-width="0.7cm"/>
      </text:list-level-style-number>
      <text:list-level-style-number text:level="6" text:style-name="Numbering_20_Symbols" style:num-suffix=")" style:num-format="a" text:start-value="6">
        <style:list-level-properties text:min-label-width="0.7cm"/>
      </text:list-level-style-number>
      <text:list-level-style-number text:level="7" text:style-name="Numbering_20_Symbols" style:num-suffix=")" style:num-format="a" text:start-value="7">
        <style:list-level-properties text:min-label-width="0.7cm"/>
      </text:list-level-style-number>
      <text:list-level-style-number text:level="8" text:style-name="Numbering_20_Symbols" style:num-suffix=")" style:num-format="a" text:start-value="8">
        <style:list-level-properties text:min-label-width="0.7cm"/>
      </text:list-level-style-number>
      <text:list-level-style-number text:level="9" text:style-name="Numbering_20_Symbols" style:num-suffix=")" style:num-format="a" text:start-value="9">
        <style:list-level-properties text:min-label-width="0.7cm"/>
      </text:list-level-style-number>
      <text:list-level-style-number text:level="10" text:style-name="Numbering_20_Symbols" style:num-suffix=")" style:num-format="a" text:start-value="10">
        <style:list-level-properties text:min-label-width="0.7cm"/>
      </text:list-level-style-number>
    </text:list-style>
    <text:list-style style:name="List_20_1" style:display-name="List 1">
      <text:list-level-style-bullet text:level="1" text:style-name="Numbering_20_Symbols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tfPuce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</text:list-style>
    <text:list-style style:name="tfNum_20_1_29_" style:display-name="tfNum 1)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Right_20_Page" style:display-name="Right Page" style:page-layout-name="Mpm2" style:next-style-name="Left_20_Page"/>
    <style:master-page style:name="Left_20_Page" style:display-name="Left Page" style:page-layout-name="Mpm3" style:next-style-name="Right_20_Page"/>
    <style:master-page style:name="First_20_Page" style:display-name="First Page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1-24T14:17:46.90</meta:creation-date>
    <meta:editing-duration>PT8H1M5S</meta:editing-duration>
    <meta:editing-cycles>36</meta:editing-cycles>
    <meta:generator>LibreOffice/5.3.4.2$Windows_x86 LibreOffice_project/f82d347ccc0be322489bf7da61d7e4ad13fe2ff3</meta:generator>
    <meta:initial-creator>Véronique et Thibaud FONTANET</meta:initial-creator>
    <dc:date>2017-07-28T12:52:58.360000000</dc:date>
    <meta:document-statistic meta:table-count="1" meta:image-count="0" meta:object-count="5" meta:page-count="11" meta:paragraph-count="97" meta:word-count="716" meta:character-count="3265" meta:non-whitespace-character-count="2631"/>
  </office:meta>
</office:document-meta>
</file>

<file path=Object 1/content.xml><?xml version="1.0" encoding="utf-8"?>
<math xmlns="http://www.w3.org/1998/Math/MathML">
  <semantics>
    <msub>
      <mi>x</mi>
      <mi>A</mi>
    </msub>
    <annotation encoding="StarMath 5.0">x_A</annotation>
  </semantics>
</math>
</file>

<file path=Object 2/content.xml><?xml version="1.0" encoding="utf-8"?>
<math xmlns="http://www.w3.org/1998/Math/MathML">
  <semantics>
    <msub>
      <mi>x</mi>
      <mi>A</mi>
    </msub>
    <annotation encoding="StarMath 5.0">x_A</annotation>
  </semantics>
</math>
</file>

<file path=Object 3/content.xml><?xml version="1.0" encoding="utf-8"?>
<math xmlns="http://www.w3.org/1998/Math/MathML">
  <semantics>
    <msub>
      <mi>x</mi>
      <mi>B</mi>
    </msub>
    <annotation encoding="StarMath 5.0">x_B</annotation>
  </semantics>
</math>
</file>

<file path=Object 4/content.xml><?xml version="1.0" encoding="utf-8"?>
<math xmlns="http://www.w3.org/1998/Math/MathML">
  <semantics>
    <msub>
      <mi>x</mi>
      <mi>O</mi>
    </msub>
    <annotation encoding="StarMath 5.0">x_O</annotation>
  </semantics>
</math>
</file>

<file path=Object 5/content.xml><?xml version="1.0" encoding="utf-8"?>
<math xmlns="http://www.w3.org/1998/Math/MathML">
  <semantics>
    <msub>
      <mi>x</mi>
      <mi>I</mi>
    </msub>
    <annotation encoding="StarMath 5.0">x_I</annotation>
  </semantics>
</math>
</file>